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var jp-code-font-family" svg:font-family="'var jp-code-font-family'"/>
    <style:font-face style:name="Lucida Sans1" svg:font-family="'Lucida Sans'" style:font-family-generic="swiss"/>
    <style:font-face style:name="Liberation Mono" svg:font-family="'Liberation Mono'" style:font-family-generic="modern" style:font-pitch="fixed"/>
    <style:font-face style:name="나눔고딕1" svg:font-family="나눔고딕" style:font-family-generic="modern" style:font-pitch="fixed"/>
    <style:font-face style:name="바탕" svg:font-family="바탕" style:font-family-generic="roman" style:font-pitch="variable"/>
    <style:font-face style:name="Liberation Sans" svg:font-family="'Liberation Sans'" style:font-family-generic="swiss" style:font-pitch="variable"/>
    <style:font-face style:name="에스코어 드림 4 Regular" svg:font-family="'에스코어 드림 4 Regular'" style:font-family-generic="swiss" style:font-pitch="variable"/>
    <style:font-face style:name="Lucida Sans" svg:font-family="'Lucida Sans'" style:font-family-generic="system" style:font-pitch="variable"/>
    <style:font-face style:name="나눔고딕" svg:font-family="나눔고딕" style:font-family-generic="system" style:font-pitch="variable"/>
  </office:font-face-decls>
  <office:automatic-styles>
    <style:style style:name="표1" style:family="table">
      <style:table-properties style:width="10.714cm" table:align="left"/>
    </style:style>
    <style:style style:name="표1.A" style:family="table-column">
      <style:table-column-properties style:column-width="5.498cm"/>
    </style:style>
    <style:style style:name="표1.B" style:family="table-column">
      <style:table-column-properties style:column-width="5.216cm"/>
    </style:style>
    <style:style style:name="표1.A1" style:family="table-cell">
      <style:table-cell-properties style:vertical-align="middle" fo:padding="0cm" fo:border="none"/>
    </style:style>
    <style:style style:name="표1.B3" style:family="table-cell">
      <style:table-cell-properties style:vertical-align="middle" style:border-line-width-right="0cm 0.004cm 0.002cm" fo:padding="0cm" fo:border-left="none" fo:border-right="0.05pt double #808080" fo:border-top="none" fo:border-bottom="none"/>
    </style:style>
    <style:style style:name="P1" style:family="paragraph" style:parent-style-name="Standard">
      <style:text-properties style:font-name="에스코어 드림 4 Regular" officeooo:rsid="00022e15" officeooo:paragraph-rsid="00022e15" style:font-name-asian="에스코어 드림 4 Regular"/>
    </style:style>
    <style:style style:name="P2" style:family="paragraph" style:parent-style-name="Standard">
      <style:text-properties style:font-name="에스코어 드림 4 Regular" officeooo:rsid="0002edc6" officeooo:paragraph-rsid="0002edc6" style:font-name-asian="에스코어 드림 4 Regular"/>
    </style:style>
    <style:style style:name="P3" style:family="paragraph" style:parent-style-name="Standard">
      <style:text-properties style:font-name="에스코어 드림 4 Regular" officeooo:rsid="0002edc6" officeooo:paragraph-rsid="000342d9" style:font-name-asian="에스코어 드림 4 Regular"/>
    </style:style>
    <style:style style:name="P4" style:family="paragraph" style:parent-style-name="Standard">
      <style:text-properties style:font-name="에스코어 드림 4 Regular" officeooo:rsid="0004f545" officeooo:paragraph-rsid="0004f545" style:font-name-asian="에스코어 드림 4 Regular"/>
    </style:style>
    <style:style style:name="P5" style:family="paragraph" style:parent-style-name="Standard">
      <style:text-properties style:font-name="에스코어 드림 4 Regular" officeooo:rsid="000853a7" officeooo:paragraph-rsid="000853a7" style:font-name-asian="에스코어 드림 4 Regular"/>
    </style:style>
    <style:style style:name="P6" style:family="paragraph" style:parent-style-name="Standard">
      <style:text-properties style:font-name="에스코어 드림 4 Regular" fo:font-size="16pt" officeooo:rsid="0002edc6" officeooo:paragraph-rsid="0002edc6" style:font-name-asian="에스코어 드림 4 Regular" style:font-size-asian="16pt" style:font-size-complex="16pt"/>
    </style:style>
    <style:style style:name="P7" style:family="paragraph" style:parent-style-name="Preformatted_20_Text">
      <style:text-properties fo:font-variant="normal" fo:text-transform="none" style:font-name="var jp-code-font-family" fo:letter-spacing="normal" fo:font-style="normal" fo:font-weight="normal" officeooo:rsid="000853a7" officeooo:paragraph-rsid="000853a7" style:font-name-asian="에스코어 드림 4 Regular"/>
    </style:style>
    <style:style style:name="P8" style:family="paragraph" style:parent-style-name="Preformatted_20_Text">
      <style:paragraph-properties fo:margin-top="0cm" fo:margin-bottom="0cm" style:contextual-spacing="false" fo:text-align="start" style:justify-single-word="false" fo:orphans="2" fo:widows="2" fo:padding="0cm" fo:border="none"/>
      <style:text-properties fo:font-variant="normal" fo:text-transform="none" style:font-name="var jp-code-font-family" fo:letter-spacing="normal" fo:font-style="normal" fo:font-weight="normal"/>
    </style:style>
    <style:style style:name="P9" style:family="paragraph" style:parent-style-name="Standard">
      <style:text-properties fo:font-variant="normal" fo:text-transform="none" style:font-name="에스코어 드림 4 Regular" fo:letter-spacing="normal" fo:font-style="normal" fo:font-weight="normal" officeooo:rsid="000342d9" officeooo:paragraph-rsid="0002edc6" style:font-name-asian="에스코어 드림 4 Regular"/>
    </style:style>
    <style:style style:name="P10" style:family="paragraph" style:parent-style-name="Standard">
      <style:text-properties fo:font-variant="normal" fo:text-transform="none" style:font-name="에스코어 드림 4 Regular" fo:letter-spacing="normal" fo:font-style="normal" fo:font-weight="normal" officeooo:rsid="000342d9" officeooo:paragraph-rsid="000342d9" style:font-name-asian="에스코어 드림 4 Regular"/>
    </style:style>
    <style:style style:name="P11" style:family="paragraph" style:parent-style-name="Standard">
      <style:text-properties fo:font-variant="normal" fo:text-transform="none" style:font-name="에스코어 드림 4 Regular" fo:letter-spacing="normal" fo:font-style="normal" fo:font-weight="normal" officeooo:rsid="0006f0ea" officeooo:paragraph-rsid="0004f545" style:font-name-asian="에스코어 드림 4 Regular"/>
    </style:style>
    <style:style style:name="P12" style:family="paragraph" style:parent-style-name="Standard">
      <style:text-properties fo:font-variant="normal" fo:text-transform="none" style:font-name="에스코어 드림 4 Regular" fo:letter-spacing="normal" fo:font-style="normal" fo:font-weight="normal" officeooo:rsid="000853a7" officeooo:paragraph-rsid="000853a7" style:font-name-asian="에스코어 드림 4 Regular"/>
    </style:style>
    <style:style style:name="P13" style:family="paragraph" style:parent-style-name="Standard">
      <style:text-properties fo:font-variant="normal" fo:text-transform="none" style:font-name="에스코어 드림 4 Regular" fo:font-size="16pt" fo:letter-spacing="normal" fo:font-style="normal" fo:font-weight="normal" officeooo:rsid="000342d9" officeooo:paragraph-rsid="000342d9" style:font-name-asian="에스코어 드림 4 Regular" style:font-size-asian="16pt" style:font-size-complex="16pt"/>
    </style:style>
    <style:style style:name="P14" style:family="paragraph" style:parent-style-name="Standard">
      <style:text-properties style:font-name="에스코어 드림 4 Regular" officeooo:rsid="000853a7" officeooo:paragraph-rsid="000853a7" style:font-name-asian="에스코어 드림 4 Regular"/>
    </style:style>
    <style:style style:name="P15" style:family="paragraph" style:parent-style-name="Standard">
      <style:paragraph-properties fo:break-before="page"/>
      <style:text-properties fo:font-variant="normal" fo:text-transform="none" style:font-name="에스코어 드림 4 Regular" fo:letter-spacing="normal" fo:font-style="normal" fo:font-weight="normal" officeooo:rsid="000449a3" officeooo:paragraph-rsid="000449a3" style:font-name-asian="에스코어 드림 4 Regular"/>
    </style:style>
    <style:style style:name="P16" style:family="paragraph" style:parent-style-name="Table_20_Contents">
      <style:paragraph-properties fo:text-align="end" style:justify-single-word="false"/>
    </style:style>
    <style:style style:name="P17" style:family="paragraph" style:parent-style-name="Table_20_Contents">
      <style:text-properties fo:font-size="2pt" style:font-size-asian="2pt" style:font-size-complex="2pt"/>
    </style:style>
    <style:style style:name="P18" style:family="paragraph" style:parent-style-name="Table_20_Heading">
      <style:paragraph-properties fo:text-align="end" style:justify-single-word="false"/>
      <style:text-properties fo:font-weight="bold"/>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officeooo:rsid="000342d9"/>
    </style:style>
    <style:style style:name="T3" style:family="text">
      <style:text-properties fo:font-variant="normal" fo:text-transform="none" fo:letter-spacing="normal" fo:font-style="normal" fo:font-weight="normal" officeooo:rsid="000449a3"/>
    </style:style>
    <style:style style:name="T4" style:family="text">
      <style:text-properties fo:font-variant="normal" fo:text-transform="none" fo:letter-spacing="normal" fo:font-style="normal" fo:font-weight="normal" officeooo:rsid="0006f0ea"/>
    </style:style>
    <style:style style:name="T5" style:family="text">
      <style:text-properties fo:font-variant="normal" fo:text-transform="none" fo:letter-spacing="normal" fo:font-style="normal" fo:font-weight="normal" officeooo:rsid="000a4645"/>
    </style:style>
    <style:style style:name="T6" style:family="text">
      <style:text-properties officeooo:rsid="000342d9"/>
    </style:style>
    <style:style style:name="T7" style:family="text">
      <style:text-properties officeooo:rsid="000449a3"/>
    </style:style>
    <style:style style:name="T8" style:family="text">
      <style:text-properties officeooo:rsid="000a4645"/>
    </style:style>
    <style:style style:name="T9" style:family="text">
      <style:text-properties officeooo:rsid="000b70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Intro</text:p>
      <text:p text:style-name="P1">안녕하십니까 AI 2기 윤홍인입니다.</text:p>
      <text:p text:style-name="P1">오늘은 EA sports의 게임 FIFA 20의 선수 데이터를 통해 선수의 전체 능력치를 보여주는 overall을 예측하고 머신러닝 모델을 통해 좋은 선수를 골라 팀을 꾸릴 수 있을지 알아보도록 하겠습니다.</text:p>
      <text:p text:style-name="P1"/>
      <text:p text:style-name="P1">우선 overall은 선수의 전체적인 능력치를 한눈에 보여주는 stat입니다. 다음과 같이 상단의 숫자가 선수의 overall이며 아래 6부문으로 나뉘어진 개별 능력치를 확인할 수 있습니다. 유저들은 주어진 6개의 숫자를 통해 해당 선수의 능력치를 판단하고 팀을 꾸리는데 참고하게 됩니다. </text:p>
      <text:p text:style-name="P1"/>
      <text:p text:style-name="P1">하지만 sofifa.com 이라는 사이트에 들어가보면 6가지 능력치 뿐 아니라 훨씬 많은 지표를 통해 선수의 역량을 나누고 있습니다. 게임을 만들 때는 다양한 지표를 넣었지만 유저가 게임 내에서 확인할 수 있는 것은 제한적이기 때문에 항상 최선의 선택을 할 수 없는 경우가 있을 것입니다. </text:p>
      <text:p text:style-name="P1"/>
      <text:p text:style-name="P6"># EDA</text:p>
      <text:p text:style-name="P2">우선 데이터에 대해 설명 드리자면, 전체 데이터에서 골키퍼 포지션은 제외했습니다. 다른 필드 플레이어들에 비해 평가할 능력치가 매우 다르기 때문에 같은 지표로 평가하기는 어렵다고 판단 했습니다. 그리고 선수의 포지션 정보가 없거나 SUB으로 되어있는 경우 해당 선수의 포지션 능력치 중 가장 높은 것으로 대체하였습니다. 그 외에도 현재 팀이 없는 자유 계약 신분 선수를 제외한 부분이나 데이터의 column 중 필요없는 부분을 모두 제외하고 총 16222 명의 선수 데이터와 56개의 feature를 사용했습니다. </text:p>
      <text:p text:style-name="P2"/>
      <text:p text:style-name="P2">먼저 게임상에서 보여지는 능력치는 다음과 같습니다. 스피드, 슛, 패스, 드리블, 수비 그리고 피지컬입니다. 손흥민 선수는 그림과 같이 능력치가 부여되었고 <text:span text:style-name="T6">overall은 87입니다.</text:span></text:p>
      <text:p text:style-name="P2"/>
      <text:p text:style-name="P2">주급을 많이 받는 선수가 당연히 능력치도 높을 것이라 생각이 들기 때문에 <text:span text:style-name="T6">wage와 overall의 관계를 시각화 해보니 양의 관계를 가지고 있는 것을 확인할 수 있었지만 데이터의 분산이 매우 큰 것도 볼 수 있습니다. </text:span></text:p>
      <text:p text:style-name="P2"/>
      <text:p text:style-name="P2">그리고 좋은 선수라면 주급에 비해 높은 성장 포텐셜을 가지고 있을 것이라고 추측할 수 있습니다. 파리 생제르망의 음바페는 포텐셜은 최상위 이지만 그에 비해 적은 주급을 받기 때문에 아주 좋은 선수라고 할 수 있습니다.</text:p>
      <text:p text:style-name="P9"/>
      <text:p text:style-name="P9"/>
      <text:p text:style-name="P13"># Model Training</text:p>
      <text:p text:style-name="P10"/>
      <text:p text:style-name="P3">모델 학습에 사용한 <text:span text:style-name="T7">Training</text:span> set은 무작위로 고른 <text:span text:style-name="T7">8</text:span>0%를 사용했으며 나머지 <text:span text:style-name="T7">20%를 Test set으로 사용했습니다.</text:span> baseline이라 할 수 있는 train set의 평균은 <text:span text:style-name="T1">66.25입니다. 평가 지표로는 </text:span><text:span text:style-name="T2">RMSE를 사용했고 baseline의 RMSE값은 46.92였습니다.</text:span></text:p>
      <text:p text:style-name="P10"/>
      <text:p text:style-name="P3"><text:span text:style-name="T2">총 </text:span><text:span text:style-name="T3">4 가지 모델을 만들어 성능을 비교했는데, simple linear model, Random Forest, lightGBM 그리고 XGBoost입니다. 이 중에서 가장 뛰어난 성능을 보인 것은 XGBoost 모델이었습니다. XGBoost 모델과 5 fold cross validatdion으로 하이퍼파라미터 튜닝을 하고 얻은 최종 모델에 test set을 사용한 결과는 RMSE 0.293입니다. Baseline에 비해 훨씬 좋은 결과이며 이 전에 확인한 validation set의 결과들에 비해서도 향상된 모습을 볼 수 있습니다. <text:line-break/><text:line-break/></text:span></text:p>
      <text:p text:style-name="P15"># Conclusion</text:p>
      <text:p text:style-name="P4"><text:span text:style-name="T1">force plot을 사용해 특정 데이터가 <text:s/>어떤 요인에 의해 그러한 overall을 받았는지 알아보도록 하겠습니다. 우선 나올 데이터들은 training data에서 추출한 것이기 때문에 정답 overall과 일치하는 결과를 보입니다. 먼저 손흥민 선수의 경우, 매우 높은 </text:span><text:span text:style-name="T4">position_ability와 몸값이 높은 overall을 부여했습니다. (해당 값들은 standard scaled value)</text:span></text:p>
      <text:p text:style-name="P11"/>
      <text:p text:style-name="P11">다음으로는 overall 하위권에서 무작위로 선정한 표본입니다. 앞선 plot과 유사하게 position_ability와 value가 가장 큰 영향을 끼친 것을 볼 수 있습니다.</text:p>
      <text:p text:style-name="P11"/>
      <text:p text:style-name="P5"><text:span text:style-name="T4">F</text:span><text:span text:style-name="T1">eature importance를 확인해 보면 position_ability가 가장 큰 영향을 끼치며 <text:s/>value(몸값)이 뒤를 잇는다. 이어서 나이, 포텐셜 등이 있지만 영향력이 앞선 둘이 비해 매우 작다.</text:span></text:p>
      <text:p text:style-name="P12"/>
      <text:p text:style-name="P12">------</text:p>
      <text:p text:style-name="P5"><text:span text:style-name="T1">결국 좋은 팀을 꾸리기 위해서는 </text:span><text:span text:style-name="T5">position_ability가 높은 선수들로 꾸리는 것이 가장 확실하다. 하지만 이러한 선수들은 대부분 비싸기 때문에 많은 지출이 필요합니다. 이번 프로젝트에서는 조사하지 못했지만 추후에 적은 지출로 가장 좋은 선수를 꾸리기 위한 지표를 찾아보는 것 역시 좋은 방향이 될 것 같습니다.</text:span></text:p>
      <text:p text:style-name="P5"><text:span text:style-name="T5"/></text:p>
      <text:p text:style-name="P5"><text:span text:style-name="T5"/></text:p>
      <text:p text:style-name="P5"><text:span text:style-name="T5"/></text:p>
      <text:p text:style-name="P7"><text:span text:style-name="T8">RMSE : 46.91775088923753 </text:span><text:span text:style-name="T9">(baseline)</text:span></text:p>
      <text:p text:style-name="P5"><text:span text:style-name="T5"/></text:p>
      <text:p text:style-name="P7"><text:span text:style-name="T8">LinearRegression: 0.6734850858046537</text:span></text:p>
      <text:p text:style-name="P8">RandomForestRegressor: 0.3863458855706641</text:p>
      <text:p text:style-name="P8">lightGMB: 0.35819349417890534</text:p>
      <text:p text:style-name="P8">XGBoost: 0.3154813179697147</text:p>
      <text:p text:style-name="P5"><text:span text:style-name="T5"/></text:p>
      <text:p text:style-name="P7"><text:span text:style-name="T8">0.29356644360746403 </text:span><text:span text:style-name="T9">(test set)</text:span></text:p>
      <text:p text:style-name="P5"><text:span text:style-name="T5"/></text:p>
      <text:p text:style-name="P5"><text:span text:style-name="T5"/></text:p>
      <table:table table:name="표1" table:style-name="표1">
        <table:table-column table:style-name="표1.A"/>
        <table:table-column table:style-name="표1.B"/>
        <table:table-row table:style-name="TableLine2727027139904">
          <table:table-cell table:style-name="표1.A1" office:value-type="string">
            <text:p text:style-name="P18">param_xgb__learning_rate</text:p>
          </table:table-cell>
          <table:table-cell table:style-name="표1.A1" office:value-type="string">
            <text:p text:style-name="P16">0.5</text:p>
          </table:table-cell>
        </table:table-row>
        <table:table-row table:style-name="TableLine2727027139904">
          <table:table-cell table:style-name="표1.A1" office:value-type="string">
            <text:p text:style-name="P18">param_xgb__max_depth</text:p>
          </table:table-cell>
          <table:table-cell table:style-name="표1.A1" office:value-type="string">
            <text:p text:style-name="P16">7</text:p>
          </table:table-cell>
        </table:table-row>
        <table:table-row table:style-name="TableLine2727027139904">
          <table:table-cell table:style-name="표1.A1" office:value-type="string">
            <text:p text:style-name="P18">param_xgb__n_estimators</text:p>
          </table:table-cell>
          <table:table-cell table:style-name="표1.B3" office:value-type="string">
            <text:p text:style-name="P16">46</text:p>
          </table:table-cell>
        </table:table-row>
      </table:table>
      <text:p text:style-name="P5"><text:span text:style-name="T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var jp-code-font-family" svg:font-family="'var jp-code-font-family'"/>
    <style:font-face style:name="Lucida Sans1" svg:font-family="'Lucida Sans'" style:font-family-generic="swiss"/>
    <style:font-face style:name="Liberation Mono" svg:font-family="'Liberation Mono'" style:font-family-generic="modern" style:font-pitch="fixed"/>
    <style:font-face style:name="나눔고딕1" svg:font-family="나눔고딕" style:font-family-generic="modern" style:font-pitch="fixed"/>
    <style:font-face style:name="바탕" svg:font-family="바탕" style:font-family-generic="roman" style:font-pitch="variable"/>
    <style:font-face style:name="Liberation Sans" svg:font-family="'Liberation Sans'" style:font-family-generic="swiss" style:font-pitch="variable"/>
    <style:font-face style:name="에스코어 드림 4 Regular" svg:font-family="'에스코어 드림 4 Regular'" style:font-family-generic="swiss" style:font-pitch="variable"/>
    <style:font-face style:name="Lucida Sans" svg:font-family="'Lucida Sans'" style:font-family-generic="system" style:font-pitch="variable"/>
    <style:font-face style:name="나눔고딕" svg:font-family="나눔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바탕" fo:font-size="12pt" fo:language="en" fo:country="US" style:letter-kerning="true" style:font-name-asian="나눔고딕" style:font-size-asian="10.5pt" style:language-asian="ko" style:country-asian="KR"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바탕" fo:font-size="12pt" fo:language="en" fo:country="US" style:letter-kerning="true" style:font-name-asian="나눔고딕" style:font-size-asian="10.5pt" style:language-asian="ko" style:country-asian="KR"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나눔고딕" style:font-family-asian="나눔고딕"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나눔고딕1" style:font-family-asian="나눔고딕"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9T10:28:56.598000000</meta:creation-date>
    <dc:date>2021-04-29T14:58:19.625000000</dc:date>
    <meta:editing-duration>PT2H37M34S</meta:editing-duration>
    <meta:editing-cycles>2</meta:editing-cycles>
    <meta:generator>LibreOffice/7.1.2.2$Windows_X86_64 LibreOffice_project/8a45595d069ef5570103caea1b71cc9d82b2aae4</meta:generator>
    <meta:document-statistic meta:table-count="1" meta:image-count="0" meta:object-count="0" meta:page-count="2" meta:paragraph-count="31" meta:word-count="1369" meta:character-count="2494" meta:non-whitespace-character-count="2011"/>
  </office:meta>
</office:document-meta>
</file>